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" style:font-pitch="variable"/>
    <style:font-face style:name="Roboto Thin" svg:font-family="'Roboto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26.94cm" table:align="center" fo:background-color="transparent">
        <style:background-image/>
      </style:table-properties>
    </style:style>
    <style:style style:name="Table3.A" style:family="table-column">
      <style:table-column-properties style:column-width="4.489cm"/>
    </style:style>
    <style:style style:name="Table3.B" style:family="table-column">
      <style:table-column-properties style:column-width="4.491cm"/>
    </style:style>
    <style:style style:name="Table3.1" style:family="table-row">
      <style:table-row-properties style:row-height="5.83cm" fo:background-color="transparent">
        <style:background-image/>
      </style:table-row-properties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94cm" table:align="center" fo:background-color="transparent">
        <style:background-image/>
      </style:table-properties>
    </style:style>
    <style:style style:name="Table4.A" style:family="table-column">
      <style:table-column-properties style:column-width="4.489cm"/>
    </style:style>
    <style:style style:name="Table4.B" style:family="table-column">
      <style:table-column-properties style:column-width="4.491cm"/>
    </style:style>
    <style:style style:name="Table4.1" style:family="table-row">
      <style:table-row-properties style:row-height="5.83cm" fo:background-color="transparent">
        <style:background-image/>
      </style:table-row-properties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94cm" table:align="center" fo:background-color="transparent">
        <style:background-image/>
      </style:table-properties>
    </style:style>
    <style:style style:name="Table5.A" style:family="table-column">
      <style:table-column-properties style:column-width="4.489cm"/>
    </style:style>
    <style:style style:name="Table5.B" style:family="table-column">
      <style:table-column-properties style:column-width="4.491cm"/>
    </style:style>
    <style:style style:name="Table5.1" style:family="table-row">
      <style:table-row-properties style:row-height="5.83cm" fo:background-color="transparent">
        <style:background-image/>
      </style:table-row-properties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style:vertical-align="middle"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94cm" table:align="center" fo:background-color="transparent">
        <style:background-image/>
      </style:table-properties>
    </style:style>
    <style:style style:name="Table6.A" style:family="table-column">
      <style:table-column-properties style:column-width="4.489cm"/>
    </style:style>
    <style:style style:name="Table6.B" style:family="table-column">
      <style:table-column-properties style:column-width="4.491cm"/>
    </style:style>
    <style:style style:name="Table6.1" style:family="table-row">
      <style:table-row-properties style:row-height="5.83cm" fo:background-color="transparent">
        <style:background-image/>
      </style:table-row-properties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F1" style:family="table-cell">
      <style:table-cell-properties style:vertical-align="middle"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26.94cm" table:align="center" fo:background-color="transparent">
        <style:background-image/>
      </style:table-properties>
    </style:style>
    <style:style style:name="Table7.A" style:family="table-column">
      <style:table-column-properties style:column-width="4.489cm"/>
    </style:style>
    <style:style style:name="Table7.B" style:family="table-column">
      <style:table-column-properties style:column-width="4.491cm"/>
    </style:style>
    <style:style style:name="Table7.1" style:family="table-row">
      <style:table-row-properties style:row-height="5.83cm" fo:background-color="transparent">
        <style:background-image/>
      </style:table-row-properties>
    </style:style>
    <style:style style:name="Tab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style:vertical-align="middle" fo:padding="0.097cm" fo:border="0.05pt solid #000000"/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6.94cm" table:align="center" fo:background-color="transparent">
        <style:background-image/>
      </style:table-properties>
    </style:style>
    <style:style style:name="Table8.A" style:family="table-column">
      <style:table-column-properties style:column-width="4.489cm"/>
    </style:style>
    <style:style style:name="Table8.B" style:family="table-column">
      <style:table-column-properties style:column-width="4.491cm"/>
    </style:style>
    <style:style style:name="Table8.1" style:family="table-row">
      <style:table-row-properties style:row-height="5.83cm" fo:background-color="transparent">
        <style:background-image/>
      </style:table-row-properties>
    </style:style>
    <style:style style:name="Table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8.F1" style:family="table-cell">
      <style:table-cell-properties style:vertical-align="middle" fo:padding="0.097cm" fo:border="0.05pt solid #000000"/>
    </style:style>
    <style:style style:name="Table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6.94cm" table:align="center" fo:background-color="transparent">
        <style:background-image/>
      </style:table-properties>
    </style:style>
    <style:style style:name="Table1.A" style:family="table-column">
      <style:table-column-properties style:column-width="4.489cm"/>
    </style:style>
    <style:style style:name="Table1.B" style:family="table-column">
      <style:table-column-properties style:column-width="4.491cm"/>
    </style:style>
    <style:style style:name="Table1.1" style:family="table-row">
      <style:table-row-properties style:row-height="5.83cm"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94cm" table:align="center" fo:background-color="transparent">
        <style:background-image/>
      </style:table-properties>
    </style:style>
    <style:style style:name="Table2.A" style:family="table-column">
      <style:table-column-properties style:column-width="4.489cm"/>
    </style:style>
    <style:style style:name="Table2.B" style:family="table-column">
      <style:table-column-properties style:column-width="4.491cm"/>
    </style:style>
    <style:style style:name="Table2.1" style:family="table-row">
      <style:table-row-properties style:row-height="5.83cm" fo:background-color="transparent">
        <style:background-image/>
      </style:table-row-properties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254f9a"/>
    </style:style>
    <style:style style:name="P3" style:family="paragraph" style:parent-style-name="Standard">
      <style:text-properties officeooo:paragraph-rsid="00268966"/>
    </style:style>
    <style:style style:name="P4" style:family="paragraph" style:parent-style-name="Table_20_Contents">
      <style:paragraph-properties fo:text-align="center" style:justify-single-word="false"/>
      <style:text-properties style:font-name="Roboto" fo:font-size="32pt" fo:font-weight="bold" officeooo:rsid="001cf07c" officeooo:paragraph-rsid="00254f9a" style:font-size-asian="32pt" style:font-weight-asian="bold" style:font-size-complex="3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Roboto" fo:font-size="32pt" fo:font-weight="bold" officeooo:rsid="00254f9a" officeooo:paragraph-rsid="00254f9a" style:font-size-asian="32pt" style:font-weight-asian="bold" style:font-size-complex="3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paragraph-rsid="00254f9a"/>
    </style:style>
    <style:style style:name="P7" style:family="paragraph" style:parent-style-name="Table_20_Contents">
      <style:paragraph-properties fo:text-align="center" style:justify-single-word="false"/>
      <style:text-properties fo:font-size="32pt" fo:font-weight="bold" officeooo:paragraph-rsid="00254f9a" style:font-size-asian="32pt" style:font-weight-asian="bold" style:font-size-complex="3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Roboto Thin" fo:font-size="32pt" fo:font-style="italic" fo:font-weight="normal" officeooo:rsid="001cf07c" officeooo:paragraph-rsid="00254f9a" style:font-size-asian="32pt" style:font-style-asian="italic" style:font-weight-asian="normal" style:font-size-complex="32pt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Roboto Thin" fo:font-size="32pt" fo:font-style="italic" fo:font-weight="normal" officeooo:rsid="001cf07c" officeooo:paragraph-rsid="0029ecf2" style:font-size-asian="32pt" style:font-style-asian="italic" style:font-weight-asian="normal" style:font-size-complex="32pt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Roboto Thin" fo:font-size="32pt" fo:font-style="italic" fo:font-weight="normal" officeooo:rsid="001cf07c" officeooo:paragraph-rsid="002a5c3a" style:font-size-asian="32pt" style:font-style-asian="italic" style:font-weight-asian="normal" style:font-size-complex="32pt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Roboto Thin" fo:font-size="32pt" fo:font-style="italic" fo:font-weight="normal" officeooo:paragraph-rsid="00254f9a" style:font-size-asian="32pt" style:font-style-asian="italic" style:font-weight-asian="normal" style:font-size-complex="32pt" style:font-style-complex="italic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Roboto Thin" fo:font-size="32pt" fo:font-style="italic" fo:font-weight="normal" officeooo:paragraph-rsid="0029ecf2" style:font-size-asian="32pt" style:font-style-asian="italic" style:font-weight-asian="normal" style:font-size-complex="32pt" style:font-style-complex="italic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Roboto Thin" fo:font-size="32pt" fo:font-style="italic" fo:font-weight="normal" officeooo:paragraph-rsid="002a5c3a" style:font-size-asian="32pt" style:font-style-asian="italic" style:font-weight-asian="normal" style:font-size-complex="32pt" style:font-style-complex="italic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Roboto Thin" fo:font-size="32pt" fo:font-style="italic" fo:font-weight="normal" officeooo:rsid="0029ecf2" officeooo:paragraph-rsid="0029ecf2" style:font-size-asian="32pt" style:font-style-asian="italic" style:font-weight-asian="normal" style:font-size-complex="32pt" style:font-style-complex="italic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Roboto Thin" fo:font-size="32pt" fo:font-style="italic" fo:font-weight="normal" officeooo:rsid="0029ecf2" officeooo:paragraph-rsid="002a5c3a" style:font-size-asian="32pt" style:font-style-asian="italic" style:font-weight-asian="normal" style:font-size-complex="32pt" style:font-style-complex="italic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Roboto Thin" fo:font-size="28pt" fo:font-style="italic" fo:font-weight="normal" officeooo:rsid="00254f9a" officeooo:paragraph-rsid="00254f9a" style:font-size-asian="28pt" style:font-style-asian="italic" style:font-weight-asian="normal" style:font-size-complex="28pt" style:font-style-complex="italic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Roboto Thin" fo:font-size="28pt" fo:font-style="italic" fo:font-weight="normal" officeooo:rsid="00254f9a" officeooo:paragraph-rsid="002a5c3a" style:font-size-asian="28pt" style:font-style-asian="italic" style:font-weight-asian="normal" style:font-size-complex="28pt" style:font-style-complex="italic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Roboto" fo:font-size="32pt" fo:font-weight="bold" officeooo:rsid="001cf07c" officeooo:paragraph-rsid="0029ecf2" style:font-size-asian="32pt" style:font-weight-asian="bold" style:font-size-complex="3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Roboto" fo:font-size="32pt" fo:font-weight="bold" officeooo:rsid="001cf07c" officeooo:paragraph-rsid="00254f9a" style:font-size-asian="32pt" style:font-weight-asian="bold" style:font-size-complex="3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Roboto" fo:font-size="32pt" fo:font-weight="bold" officeooo:rsid="001cf07c" officeooo:paragraph-rsid="002a5c3a" style:font-size-asian="32pt" style:font-weight-asian="bold" style:font-size-complex="3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Roboto" fo:font-size="28pt" fo:font-weight="bold" officeooo:rsid="00254f9a" officeooo:paragraph-rsid="00254f9a" style:font-size-asian="28pt" style:font-weight-asian="bold" style:font-size-complex="28pt" style:font-weight-complex="bold"/>
    </style:style>
    <style:style style:name="P22" style:family="paragraph" style:parent-style-name="Standard">
      <style:text-properties officeooo:paragraph-rsid="0029ecf2"/>
    </style:style>
    <style:style style:name="P23" style:family="paragraph" style:parent-style-name="Standard">
      <style:text-properties officeooo:paragraph-rsid="002a5c3a"/>
    </style:style>
    <style:style style:name="P24" style:family="paragraph" style:parent-style-name="Standard">
      <style:text-properties officeooo:paragraph-rsid="00254f9a"/>
    </style:style>
    <style:style style:name="T1" style:family="text">
      <style:text-properties officeooo:rsid="00254f9a"/>
    </style:style>
    <style:style style:name="T2" style:family="text">
      <style:text-properties style:font-name="Roboto" fo:font-size="32pt" fo:font-weight="bold" officeooo:rsid="001cf07c" style:font-size-asian="32pt" style:font-weight-asian="bold" style:font-size-complex="32pt" style:font-weight-complex="bold"/>
    </style:style>
    <style:style style:name="T3" style:family="text">
      <style:text-properties style:font-name="Roboto" fo:font-size="32pt" fo:font-weight="bold" officeooo:rsid="00254f9a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officeooo:rsid="001cf07c" style:font-size-asian="32pt" style:font-size-complex="32pt"/>
    </style:style>
    <style:style style:name="T6" style:family="text">
      <style:text-properties fo:font-size="32pt" officeooo:rsid="00254f9a" style:font-size-asian="32pt" style:font-size-complex="32pt"/>
    </style:style>
    <style:style style:name="T7" style:family="text">
      <style:text-properties officeooo:rsid="0029ecf2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officeooo:rsid="0029ecf2" style:font-size-asian="26pt" style:font-size-complex="26pt"/>
    </style:style>
    <style:style style:name="T10" style:family="text">
      <style:text-properties fo:font-size="26pt" officeooo:rsid="00254f9a" style:font-size-asian="26pt" style:font-size-complex="26pt"/>
    </style:style>
    <style:style style:name="T11" style:family="text">
      <style:text-properties fo:font-size="26pt" officeooo:rsid="002a5c3a" style:font-size-asian="26pt" style:font-size-complex="26pt"/>
    </style:style>
    <style:style style:name="T12" style:family="text">
      <style:text-properties officeooo:rsid="002a5c3a"/>
    </style:style>
    <style:style style:name="T13" style:family="text">
      <style:text-properties fo:font-size="22pt" officeooo:rsid="002a5c3a" style:font-size-asian="22pt" style:font-size-complex="22pt"/>
    </style:style>
    <style:style style:name="T14" style:family="text">
      <style:text-properties fo:font-size="18pt" officeooo:rsid="002a5c3a" style:font-size-asian="18pt" style:font-size-complex="18pt"/>
    </style:style>
    <style:style style:name="T15" style:family="text">
      <style:text-properties fo:font-size="20pt" officeooo:rsid="002a5c3a" style:font-size-asian="20pt" style:font-size-complex="2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>M<text:span text:style-name="T1">3</text:span>x5</text:p>
            <text:p text:style-name="P9"><text:line-break/><text:span text:style-name="T9">Flachkopf</text:span></text:p>
            <text:p text:style-name="P14"><text:span text:style-name="T9">S</text:span><text:span text:style-name="T8">chlitz</text:span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M<text:span text:style-name="T1">3</text:span>x<text:span text:style-name="T7">6</text:span></text:p>
            <text:p text:style-name="P9"><text:line-break/><text:span text:style-name="T9">Flachkopf</text:span></text:p>
            <text:p text:style-name="P14"><text:span text:style-name="T8">Schlitz</text:span></text:p>
          </table:table-cell>
          <table:table-cell table:style-name="Table3.A1" office:value-type="string">
            <text:p text:style-name="P9">M<text:span text:style-name="T1">3</text:span>x<text:span text:style-name="T7">8</text:span></text:p>
            <text:p text:style-name="P9"><text:line-break/><text:span text:style-name="T9">Flachkopf</text:span></text:p>
            <text:p text:style-name="P14"><text:span text:style-name="T8">Schlitz</text:span></text:p>
          </table:table-cell>
          <table:table-cell table:style-name="Table3.A1" office:value-type="string">
            <text:p text:style-name="P8"/>
          </table:table-cell>
          <table:table-cell table:style-name="Table3.F1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9">M<text:span text:style-name="T1">3</text:span>x5</text:p>
            <text:p text:style-name="P9"><text:line-break/><text:span text:style-name="T9">Senkkopf</text:span></text:p>
            <text:p text:style-name="P14"><text:span text:style-name="T8">Schlitz</text:span></text:p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9">M<text:span text:style-name="T1">3</text:span>x<text:span text:style-name="T7">8</text:span></text:p>
            <text:p text:style-name="P9"><text:line-break/><text:span text:style-name="T9">Senkkopf</text:span></text:p>
            <text:p text:style-name="P14"><text:span text:style-name="T8">Schlitz</text:span></text:p>
          </table:table-cell>
          <table:table-cell table:style-name="Table3.F2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9">M<text:span text:style-name="T1">3</text:span>x5</text:p>
            <text:p text:style-name="P9"><text:line-break/><text:span text:style-name="T9">Flachkopf</text:span></text:p>
            <text:p text:style-name="P14"><text:span text:style-name="T8">Kreuz</text:span></text:p>
          </table:table-cell>
          <table:table-cell table:style-name="Table3.A2" office:value-type="string">
            <text:p text:style-name="P9">M<text:span text:style-name="T1">3</text:span>x5</text:p>
            <text:p text:style-name="P9"><text:line-break/><text:span text:style-name="T9">Senkkopf</text:span></text:p>
            <text:p text:style-name="P14"><text:span text:style-name="T8">Kreuz</text:span></text:p>
          </table:table-cell>
          <table:table-cell table:style-name="Table3.A2" office:value-type="string">
            <text:p text:style-name="P9">M<text:span text:style-name="T1">3</text:span>x<text:span text:style-name="T7">6</text:span></text:p>
            <text:p text:style-name="P9"><text:line-break/><text:span text:style-name="T9">Flachkopf</text:span></text:p>
            <text:p text:style-name="P14"><text:span text:style-name="T8">Kreuz</text:span>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9">M<text:span text:style-name="T1">3</text:span>x<text:span text:style-name="T7">8</text:span></text:p>
            <text:p text:style-name="P9"><text:line-break/><text:span text:style-name="T9">Senkkopf</text:span></text:p>
            <text:p text:style-name="P14"><text:span text:style-name="T8">Kreuz</text:span></text:p>
          </table:table-cell>
          <table:table-cell table:style-name="Table3.F2" office:value-type="string">
            <text:p text:style-name="P8"/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9">M<text:span text:style-name="T1">3</text:span>x5</text:p>
            <text:p text:style-name="P9"><text:line-break/><text:span text:style-name="T9">Flachkopf</text:span></text:p>
            <text:p text:style-name="P14"><text:span text:style-name="T8">Schlitz</text:span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9">M<text:span text:style-name="T1">3</text:span>x<text:span text:style-name="T7">6</text:span></text:p>
            <text:p text:style-name="P9"><text:line-break/><text:span text:style-name="T9">Flachkopf</text:span></text:p>
            <text:p text:style-name="P14"><text:span text:style-name="T8">Schlitz</text:span></text:p>
          </table:table-cell>
          <table:table-cell table:style-name="Table4.A1" office:value-type="string">
            <text:p text:style-name="P9">M<text:span text:style-name="T1">3</text:span>x<text:span text:style-name="T7">8</text:span></text:p>
            <text:p text:style-name="P9"><text:line-break/><text:span text:style-name="T9">Flachkopf</text:span></text:p>
            <text:p text:style-name="P14"><text:span text:style-name="T8">Schlitz</text:span></text:p>
          </table:table-cell>
          <table:table-cell table:style-name="Table4.A1" office:value-type="string">
            <text:p text:style-name="P8"/>
          </table:table-cell>
          <table:table-cell table:style-name="Table4.F1" office:value-type="string">
            <text:p text:style-name="P8"/>
          </table:table-cell>
        </table:table-row>
        <table:table-row table:style-name="Table4.1"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9">M<text:span text:style-name="T1">3</text:span>x5</text:p>
            <text:p text:style-name="P9"><text:line-break/><text:span text:style-name="T9">Senkkopf</text:span></text:p>
            <text:p text:style-name="P14"><text:span text:style-name="T8">Schlitz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9">M<text:span text:style-name="T1">3</text:span>x<text:span text:style-name="T7">8</text:span></text:p>
            <text:p text:style-name="P9"><text:line-break/><text:span text:style-name="T9">Senkkopf</text:span></text:p>
            <text:p text:style-name="P14"><text:span text:style-name="T8">Schlitz</text:span></text:p>
          </table:table-cell>
          <table:table-cell table:style-name="Table4.F2" office:value-type="string">
            <text:p text:style-name="P8"/>
          </table:table-cell>
        </table:table-row>
        <table:table-row table:style-name="Table4.1">
          <table:table-cell table:style-name="Table4.A2" office:value-type="string">
            <text:p text:style-name="P9">M<text:span text:style-name="T1">3</text:span>x5</text:p>
            <text:p text:style-name="P9"><text:line-break/><text:span text:style-name="T9">Flachkopf</text:span></text:p>
            <text:p text:style-name="P14"><text:span text:style-name="T8">Kreuz</text:span></text:p>
          </table:table-cell>
          <table:table-cell table:style-name="Table4.A2" office:value-type="string">
            <text:p text:style-name="P9">M<text:span text:style-name="T1">3</text:span>x5</text:p>
            <text:p text:style-name="P9"><text:line-break/><text:span text:style-name="T9">Senkkopf</text:span></text:p>
            <text:p text:style-name="P14"><text:span text:style-name="T8">Kreuz</text:span></text:p>
          </table:table-cell>
          <table:table-cell table:style-name="Table4.A2" office:value-type="string">
            <text:p text:style-name="P9">M<text:span text:style-name="T1">3</text:span>x<text:span text:style-name="T7">6</text:span></text:p>
            <text:p text:style-name="P9"><text:line-break/><text:span text:style-name="T9">Flachkopf</text:span></text:p>
            <text:p text:style-name="P14"><text:span text:style-name="T8">Kreuz</text:span>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9">M<text:span text:style-name="T1">3</text:span>x<text:span text:style-name="T7">8</text:span></text:p>
            <text:p text:style-name="P9"><text:line-break/><text:span text:style-name="T9">Senkkopf</text:span></text:p>
            <text:p text:style-name="P14"><text:span text:style-name="T8">Kreuz</text:span></text:p>
          </table:table-cell>
          <table:table-cell table:style-name="Table4.F2" office:value-type="string">
            <text:p text:style-name="P8"/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9">M<text:span text:style-name="T1">3</text:span>x<text:span text:style-name="T7">10</text:span></text:p>
            <text:p text:style-name="P9"><text:line-break/><text:span text:style-name="T9">Flachkopf</text:span></text:p>
            <text:p text:style-name="P14"><text:span text:style-name="T8">Schlitz</text:span></text:p>
          </table:table-cell>
          <table:table-cell table:style-name="Table5.A1" office:value-type="string">
            <text:p text:style-name="P9">M<text:span text:style-name="T1">3</text:span>x<text:span text:style-name="T7">10</text:span></text:p>
            <text:p text:style-name="P9"><text:line-break/><text:span text:style-name="T9">Linsenkopf</text:span></text:p>
            <text:p text:style-name="P14"><text:span text:style-name="T8">Kreuz</text:span></text:p>
          </table:table-cell>
          <table:table-cell table:style-name="Table5.A1" office:value-type="string">
            <text:p text:style-name="P9">M<text:span text:style-name="T1">3</text:span>x<text:span text:style-name="T7">12</text:span></text:p>
            <text:p text:style-name="P9"><text:line-break/><text:span text:style-name="T9">Flachkopf</text:span></text:p>
            <text:p text:style-name="P14"><text:span text:style-name="T8">Schlitz</text:span></text:p>
          </table:table-cell>
          <table:table-cell table:style-name="Table5.A1" office:value-type="string">
            <text:p text:style-name="P9">M<text:span text:style-name="T1">3</text:span>x<text:span text:style-name="T7">12</text:span></text:p>
            <text:p text:style-name="P9"><text:line-break/><text:span text:style-name="T9">Senkkopf</text:span></text:p>
            <text:p text:style-name="P14"><text:span text:style-name="T10">Kreuz</text:span></text:p>
          </table:table-cell>
          <table:table-cell table:style-name="Table5.A1" office:value-type="string">
            <text:p text:style-name="P9">M<text:span text:style-name="T1">3</text:span>x<text:span text:style-name="T7">15</text:span></text:p>
            <text:p text:style-name="P9"><text:line-break/><text:span text:style-name="T9">Flachkopf</text:span></text:p>
            <text:p text:style-name="P14"><text:span text:style-name="T10">Schlitz</text:span></text:p>
          </table:table-cell>
          <table:table-cell table:style-name="Table5.F1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9">M<text:span text:style-name="T1">3</text:span>x<text:span text:style-name="T7">10</text:span></text:p>
            <text:p text:style-name="P9"><text:line-break/><text:span text:style-name="T9">Senkkopf</text:span></text:p>
            <text:p text:style-name="P14"><text:span text:style-name="T8">Schlitz</text:span></text:p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9">M<text:span text:style-name="T1">3</text:span>x<text:span text:style-name="T7">12</text:span></text:p>
            <text:p text:style-name="P9"><text:line-break/><text:span text:style-name="T9">Senkkopf</text:span></text:p>
            <text:p text:style-name="P14"><text:span text:style-name="T8">Schlitz</text:span></text:p>
          </table:table-cell>
          <table:table-cell table:style-name="Table5.A2" office:value-type="string">
            <text:p text:style-name="P8"/>
          </table:table-cell>
          <table:table-cell table:style-name="Table5.F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9">M<text:span text:style-name="T1">3</text:span>x<text:span text:style-name="T7">10</text:span></text:p>
            <text:p text:style-name="P9"><text:line-break/><text:span text:style-name="T9">Flachkopf</text:span></text:p>
            <text:p text:style-name="P14"><text:span text:style-name="T8">Kreuz</text:span></text:p>
          </table:table-cell>
          <table:table-cell table:style-name="Table5.A2" office:value-type="string">
            <text:p text:style-name="P9">M<text:span text:style-name="T1">3</text:span>x<text:span text:style-name="T7">10</text:span></text:p>
            <text:p text:style-name="P9"><text:line-break/><text:span text:style-name="T9">Senkkopf</text:span></text:p>
            <text:p text:style-name="P14"><text:span text:style-name="T8">Kreuz</text:span></text:p>
          </table:table-cell>
          <table:table-cell table:style-name="Table5.A2" office:value-type="string">
            <text:p text:style-name="P9">M<text:span text:style-name="T1">3</text:span>x<text:span text:style-name="T7">12</text:span></text:p>
            <text:p text:style-name="P9"><text:line-break/><text:span text:style-name="T9">Flachkopf</text:span></text:p>
            <text:p text:style-name="P14"><text:span text:style-name="T8">Kreuz</text:span></text:p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F2" office:value-type="string">
            <text:p text:style-name="P8"/>
          </table:table-cell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9">M<text:span text:style-name="T1">3</text:span>x<text:span text:style-name="T7">10</text:span></text:p>
            <text:p text:style-name="P9"><text:line-break/><text:span text:style-name="T9">Flachkopf</text:span></text:p>
            <text:p text:style-name="P14"><text:span text:style-name="T8">Schlitz</text:span></text:p>
          </table:table-cell>
          <table:table-cell table:style-name="Table6.A1" office:value-type="string">
            <text:p text:style-name="P9">M<text:span text:style-name="T1">3</text:span>x<text:span text:style-name="T7">10</text:span></text:p>
            <text:p text:style-name="P9"><text:line-break/><text:span text:style-name="T9">Linsenkopf</text:span></text:p>
            <text:p text:style-name="P14"><text:span text:style-name="T8">Kreuz</text:span></text:p>
          </table:table-cell>
          <table:table-cell table:style-name="Table6.A1" office:value-type="string">
            <text:p text:style-name="P9">M<text:span text:style-name="T1">3</text:span>x<text:span text:style-name="T7">12</text:span></text:p>
            <text:p text:style-name="P9"><text:line-break/><text:span text:style-name="T9">Flachkopf</text:span></text:p>
            <text:p text:style-name="P14"><text:span text:style-name="T8">Schlitz</text:span></text:p>
          </table:table-cell>
          <table:table-cell table:style-name="Table6.A1" office:value-type="string">
            <text:p text:style-name="P9">M<text:span text:style-name="T1">3</text:span>x<text:span text:style-name="T7">12</text:span></text:p>
            <text:p text:style-name="P9"><text:line-break/><text:span text:style-name="T9">Senkkopf</text:span></text:p>
            <text:p text:style-name="P14"><text:span text:style-name="T10">Kreuz</text:span></text:p>
          </table:table-cell>
          <table:table-cell table:style-name="Table6.A1" office:value-type="string">
            <text:p text:style-name="P9">M<text:span text:style-name="T1">3</text:span>x<text:span text:style-name="T7">15</text:span></text:p>
            <text:p text:style-name="P9"><text:line-break/><text:span text:style-name="T9">Flachkopf</text:span></text:p>
            <text:p text:style-name="P14"><text:span text:style-name="T10">Schlitz</text:span></text:p>
          </table:table-cell>
          <table:table-cell table:style-name="Table6.F1" office:value-type="string">
            <text:p text:style-name="P8"/>
          </table:table-cell>
        </table:table-row>
        <table:table-row table:style-name="Table6.1"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9">M<text:span text:style-name="T1">3</text:span>x<text:span text:style-name="T7">10</text:span></text:p>
            <text:p text:style-name="P9"><text:line-break/><text:span text:style-name="T9">Senkkopf</text:span></text:p>
            <text:p text:style-name="P14"><text:span text:style-name="T8">Schlitz</text:span></text:p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9">M<text:span text:style-name="T1">3</text:span>x<text:span text:style-name="T7">12</text:span></text:p>
            <text:p text:style-name="P9"><text:line-break/><text:span text:style-name="T9">Senkkopf</text:span></text:p>
            <text:p text:style-name="P14"><text:span text:style-name="T8">Schlitz</text:span></text:p>
          </table:table-cell>
          <table:table-cell table:style-name="Table6.A2" office:value-type="string">
            <text:p text:style-name="P8"/>
          </table:table-cell>
          <table:table-cell table:style-name="Table6.F2" office:value-type="string">
            <text:p text:style-name="P8"/>
          </table:table-cell>
        </table:table-row>
        <table:table-row table:style-name="Table6.1">
          <table:table-cell table:style-name="Table6.A2" office:value-type="string">
            <text:p text:style-name="P9">M<text:span text:style-name="T1">3</text:span>x<text:span text:style-name="T7">10</text:span></text:p>
            <text:p text:style-name="P9"><text:line-break/><text:span text:style-name="T9">Flachkopf</text:span></text:p>
            <text:p text:style-name="P14"><text:span text:style-name="T8">Kreuz</text:span></text:p>
          </table:table-cell>
          <table:table-cell table:style-name="Table6.A2" office:value-type="string">
            <text:p text:style-name="P9">M<text:span text:style-name="T1">3</text:span>x<text:span text:style-name="T7">10</text:span></text:p>
            <text:p text:style-name="P9"><text:line-break/><text:span text:style-name="T9">Senkkopf</text:span></text:p>
            <text:p text:style-name="P14"><text:span text:style-name="T8">Kreuz</text:span></text:p>
          </table:table-cell>
          <table:table-cell table:style-name="Table6.A2" office:value-type="string">
            <text:p text:style-name="P9">M<text:span text:style-name="T1">3</text:span>x<text:span text:style-name="T7">12</text:span></text:p>
            <text:p text:style-name="P9"><text:line-break/><text:span text:style-name="T9">Flachkopf</text:span></text:p>
            <text:p text:style-name="P14"><text:span text:style-name="T8">Kreuz</text:span></text:p>
          </table:table-cell>
          <table:table-cell table:style-name="Table6.A2" office:value-type="string">
            <text:p text:style-name="P11"/>
          </table:table-cell>
          <table:table-cell table:style-name="Table6.A2" office:value-type="string">
            <text:p text:style-name="P11"/>
          </table:table-cell>
          <table:table-cell table:style-name="Table6.F2" office:value-type="string">
            <text:p text:style-name="P8"/>
          </table:table-cell>
        </table:table-row>
      </table:table>
      <text:p text:style-name="P2"/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B"/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9">M<text:span text:style-name="T1">3</text:span>x<text:span text:style-name="T7">16</text:span></text:p>
            <text:p text:style-name="P9"><text:line-break/><text:span text:style-name="T9">Flachkopf</text:span></text:p>
            <text:p text:style-name="P14"><text:span text:style-name="T8">Kreuz</text:span></text:p>
          </table:table-cell>
          <table:table-cell table:style-name="Table7.A1" office:value-type="string">
            <text:p text:style-name="P9">M<text:span text:style-name="T1">3</text:span>x<text:span text:style-name="T7">16</text:span></text:p>
            <text:p text:style-name="P9"><text:line-break/><text:span text:style-name="T9">Senkkopf</text:span></text:p>
            <text:p text:style-name="P14"><text:span text:style-name="T8">Kreuz</text:span></text:p>
          </table:table-cell>
          <table:table-cell table:style-name="Table7.A1" office:value-type="string">
            <text:p text:style-name="P9">M<text:span text:style-name="T1">3</text:span>x<text:span text:style-name="T7">20</text:span></text:p>
            <text:p text:style-name="P10"><text:line-break/><text:span text:style-name="T9">Flachkopf</text:span></text:p>
            <text:p text:style-name="P15"><text:span text:style-name="T8">Kreuz</text:span></text:p>
          </table:table-cell>
          <table:table-cell table:style-name="Table7.A1" office:value-type="string">
            <text:p text:style-name="P8"/>
          </table:table-cell>
          <table:table-cell table:style-name="Table7.A1" office:value-type="string">
            <text:p text:style-name="P16"><text:span text:style-name="T6"/></text:p>
          </table:table-cell>
          <table:table-cell table:style-name="Table7.F1" office:value-type="string">
            <text:p text:style-name="P8"/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9">M<text:span text:style-name="T1">3</text:span>x<text:span text:style-name="T7">16</text:span></text:p>
            <text:p text:style-name="P9"><text:line-break/><text:span text:style-name="T9">Senkkopf</text:span></text:p>
            <text:p text:style-name="P14"><text:span text:style-name="T8">Schlitz</text:span></text:p>
          </table:table-cell>
          <table:table-cell table:style-name="Table7.A2" office:value-type="string">
            <text:p text:style-name="P9">M<text:span text:style-name="T1">3</text:span>x<text:span text:style-name="T7">20</text:span></text:p>
            <text:p text:style-name="P9"><text:line-break/><text:span text:style-name="T9">Senkkopf</text:span></text:p>
            <text:p text:style-name="P14"><text:span text:style-name="T8">Schlitz</text:span></text:p>
          </table:table-cell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16"><text:span text:style-name="T6"/></text:p>
          </table:table-cell>
          <table:table-cell table:style-name="Table7.F2" office:value-type="string">
            <text:p text:style-name="P8"/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16"><text:span text:style-name="T6"/></text:p>
          </table:table-cell>
          <table:table-cell table:style-name="Table7.F2" office:value-type="string">
            <text:p text:style-name="P8"/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B"/>
        <table:table-column table:style-name="Table8.A"/>
        <table:table-column table:style-name="Table8.B"/>
        <text:soft-page-break/>
        <table:table-row table:style-name="Table8.1">
          <table:table-cell table:style-name="Table8.A1" office:value-type="string">
            <text:p text:style-name="P9">M<text:span text:style-name="T1">3</text:span>x<text:span text:style-name="T7">16</text:span></text:p>
            <text:p text:style-name="P9"><text:line-break/><text:span text:style-name="T9">Flachkopf</text:span></text:p>
            <text:p text:style-name="P14"><text:span text:style-name="T8">Kreuz</text:span></text:p>
          </table:table-cell>
          <table:table-cell table:style-name="Table8.A1" office:value-type="string">
            <text:p text:style-name="P9">M<text:span text:style-name="T1">3</text:span>x<text:span text:style-name="T7">16</text:span></text:p>
            <text:p text:style-name="P9"><text:line-break/><text:span text:style-name="T9">Senkkopf</text:span></text:p>
            <text:p text:style-name="P14"><text:span text:style-name="T8">Kreuz</text:span></text:p>
          </table:table-cell>
          <table:table-cell table:style-name="Table8.A1" office:value-type="string">
            <text:p text:style-name="P9">M<text:span text:style-name="T1">3</text:span>x<text:span text:style-name="T7">20</text:span></text:p>
            <text:p text:style-name="P10"><text:line-break/><text:span text:style-name="T9">Flachkopf</text:span></text:p>
            <text:p text:style-name="P15"><text:span text:style-name="T8">Kreuz</text:span></text:p>
          </table:table-cell>
          <table:table-cell table:style-name="Table8.A1" office:value-type="string">
            <text:p text:style-name="P8"/>
          </table:table-cell>
          <table:table-cell table:style-name="Table8.A1" office:value-type="string">
            <text:p text:style-name="P16"><text:span text:style-name="T6"/></text:p>
          </table:table-cell>
          <table:table-cell table:style-name="Table8.F1" office:value-type="string">
            <text:p text:style-name="P8"/>
          </table:table-cell>
        </table:table-row>
        <table:table-row table:style-name="Table8.1"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9">M<text:span text:style-name="T1">3</text:span>x<text:span text:style-name="T7">16</text:span></text:p>
            <text:p text:style-name="P9"><text:line-break/><text:span text:style-name="T9">Senkkopf</text:span></text:p>
            <text:p text:style-name="P14"><text:span text:style-name="T8">Schlitz</text:span></text:p>
          </table:table-cell>
          <table:table-cell table:style-name="Table8.A2" office:value-type="string">
            <text:p text:style-name="P9">M<text:span text:style-name="T1">3</text:span>x<text:span text:style-name="T7">20</text:span></text:p>
            <text:p text:style-name="P9"><text:line-break/><text:span text:style-name="T9">Senkkopf</text:span></text:p>
            <text:p text:style-name="P14"><text:span text:style-name="T8">Schlitz</text:span></text:p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16"><text:span text:style-name="T6"/></text:p>
          </table:table-cell>
          <table:table-cell table:style-name="Table8.F2" office:value-type="string">
            <text:p text:style-name="P8"/>
          </table:table-cell>
        </table:table-row>
        <table:table-row table:style-name="Table8.1"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11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16"><text:span text:style-name="T6"/></text:p>
          </table:table-cell>
          <table:table-cell table:style-name="Table8.F2" office:value-type="string">
            <text:p text:style-name="P8"/>
          </table:table-cell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0">M<text:span text:style-name="T1">3</text:span>x<text:span text:style-name="T12">25</text:span></text:p>
            <text:p text:style-name="P10"><text:line-break/><text:span text:style-name="T9">Flachkopf</text:span></text:p>
            <text:p text:style-name="P15"><text:span text:style-name="T8">Schlitz</text:span></text:p>
          </table:table-cell>
          <table:table-cell table:style-name="Table1.A1" office:value-type="string">
            <text:p text:style-name="P15"><text:span text:style-name="T8"/></text:p>
          </table:table-cell>
          <table:table-cell table:style-name="Table1.A1" office:value-type="string">
            <text:p text:style-name="P15"><text:span text:style-name="T8"/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M<text:span text:style-name="T1">3</text:span></text:p>
            <text:p text:style-name="P10"><text:line-break/><text:span text:style-name="T11">Unterleg-scheiben</text:span></text:p>
          </table:table-cell>
          <table:table-cell table:style-name="Table1.F1" office:value-type="string">
            <text:p text:style-name="P10">M<text:span text:style-name="T1">3</text:span></text:p>
            <text:p text:style-name="P10"><text:line-break/><text:span text:style-name="T11">Muttern<text:line-break/></text:span><text:span text:style-name="T14">Selbstsichernd</text:span></text:p>
          </table:table-cell>
        </table:table-row>
        <table:table-row table:style-name="Table1.1">
          <table:table-cell table:style-name="Table1.A2" office:value-type="string">
            <text:p text:style-name="P10">M<text:span text:style-name="T1">3</text:span>x<text:span text:style-name="T12">25</text:span></text:p>
            <text:p text:style-name="P10"><text:line-break/><text:span text:style-name="T9">Senkkopf</text:span></text:p>
            <text:p text:style-name="P15"><text:span text:style-name="T8">Schlitz</text:span></text:p>
          </table:table-cell>
          <table:table-cell table:style-name="Table1.A2" office:value-type="string">
            <text:p text:style-name="P15"><text:span text:style-name="T8"/></text:p>
          </table:table-cell>
          <table:table-cell table:style-name="Table1.A2" office:value-type="string">
            <text:p text:style-name="P15"><text:span text:style-name="T8"/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M<text:span text:style-name="T1">3</text:span></text:p>
            <text:p text:style-name="P10"><text:span text:style-name="T4"><text:line-break/></text:span><text:span text:style-name="T11">Unterleg-scheiben</text:span></text:p>
          </table:table-cell>
          <table:table-cell table:style-name="Table1.F2" office:value-type="string">
            <text:p text:style-name="P10">M<text:span text:style-name="T1">3</text:span></text:p>
            <text:p text:style-name="P10"><text:line-break/><text:span text:style-name="T11">Muttern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M<text:span text:style-name="T1">3</text:span></text:p>
            <text:p text:style-name="P10"><text:span text:style-name="T4"><text:line-break/></text:span><text:span text:style-name="T11">Unterleg-scheiben</text:span></text:p>
          </table:table-cell>
          <table:table-cell table:style-name="Table1.F2" office:value-type="string">
            <text:p text:style-name="P10"/>
          </table:table-cell>
        </table:table-row>
      </table:table>
      <text:p text:style-name="P23"/>
      <text:p text:style-name="P23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0">M<text:span text:style-name="T1">3</text:span>x<text:span text:style-name="T12">25</text:span></text:p>
            <text:p text:style-name="P10"><text:line-break/><text:span text:style-name="T9">Flachkopf</text:span></text:p>
            <text:p text:style-name="P15"><text:span text:style-name="T8">Schlitz</text:span></text:p>
          </table:table-cell>
          <table:table-cell table:style-name="Table2.A1" office:value-type="string">
            <text:p text:style-name="P15"><text:span text:style-name="T8"/></text:p>
          </table:table-cell>
          <table:table-cell table:style-name="Table2.A1" office:value-type="string">
            <text:p text:style-name="P15"><text:span text:style-name="T8"/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M<text:span text:style-name="T1">3</text:span></text:p>
            <text:p text:style-name="P10"><text:line-break/><text:span text:style-name="T11">Unterleg-scheiben</text:span></text:p>
          </table:table-cell>
          <table:table-cell table:style-name="Table2.F1" office:value-type="string">
            <text:p text:style-name="P10">M<text:span text:style-name="T1">3</text:span></text:p>
            <text:p text:style-name="P10"><text:line-break/><text:span text:style-name="T11">Muttern<text:line-break/></text:span><text:span text:style-name="T14">Selbstsichernd</text:span></text:p>
          </table:table-cell>
        </table:table-row>
        <table:table-row table:style-name="Table2.1">
          <table:table-cell table:style-name="Table2.A2" office:value-type="string">
            <text:p text:style-name="P10">M<text:span text:style-name="T1">3</text:span>x<text:span text:style-name="T12">25</text:span></text:p>
            <text:p text:style-name="P10"><text:line-break/><text:span text:style-name="T9">Senkkopf</text:span></text:p>
            <text:p text:style-name="P15"><text:span text:style-name="T8">Schlitz</text:span></text:p>
          </table:table-cell>
          <table:table-cell table:style-name="Table2.A2" office:value-type="string">
            <text:p text:style-name="P15"><text:span text:style-name="T8"/></text:p>
          </table:table-cell>
          <table:table-cell table:style-name="Table2.A2" office:value-type="string">
            <text:p text:style-name="P15"><text:span text:style-name="T8"/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>M<text:span text:style-name="T1">3</text:span></text:p>
            <text:p text:style-name="P10"><text:line-break/><text:span text:style-name="T11">Unterleg-scheiben</text:span></text:p>
          </table:table-cell>
          <table:table-cell table:style-name="Table2.F2" office:value-type="string">
            <text:p text:style-name="P10">M<text:span text:style-name="T1">3</text:span></text:p>
            <text:p text:style-name="P10"><text:line-break/><text:span text:style-name="T11">Muttern</text:span></text:p>
          </table:table-cell>
        </table:table-row>
        <table:table-row table:style-name="Table2.1"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>M<text:span text:style-name="T1">3</text:span></text:p>
            <text:p text:style-name="P10"><text:line-break/><text:span text:style-name="T11">Unterleg-scheiben</text:span></text:p>
          </table:table-cell>
          <table:table-cell table:style-name="Table2.F2" office:value-type="string">
            <text:p text:style-name="P10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" style:font-pitch="variable"/>
    <style:font-face style:name="Roboto Thin" svg:font-family="'Roboto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19:29:59.742644020</meta:creation-date>
    <dc:date>2021-04-29T13:05:17.231795806</dc:date>
    <meta:editing-duration>PT57M20S</meta:editing-duration>
    <meta:editing-cycles>12</meta:editing-cycles>
    <meta:generator>LibreOffice/6.1.5.2$Linux_X86_64 LibreOffice_project/10$Build-2</meta:generator>
    <meta:print-date>2021-04-29T12:56:14.751411675</meta:print-date>
    <meta:document-statistic meta:table-count="8" meta:image-count="0" meta:object-count="0" meta:page-count="8" meta:paragraph-count="176" meta:word-count="178" meta:character-count="1246" meta:non-whitespace-character-count="1182"/>
  </office:meta>
</office:document-meta>
</file>